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17cm"/>
    </style:style>
    <style:style style:name="co3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1.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" style:family="table-cell" style:parent-style-name="Default" style:data-style-name="N4"/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nyA YIKAMA" table:style-name="ta1">
        <table:table-column table:style-name="co1" table:number-columns-repeated="4" table:default-cell-style-name="Default"/>
        <table:table-column table:style-name="co3" table:default-cell-style-name="ce9"/>
        <table:table-column table:style-name="co5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YIKAMA SU SAYACI HESABI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Yazar</text:p>
          </table:table-cell>
          <table:table-cell table:style-name="ce2" office:value-type="string" calcext:value-type="string">
            <text:p>Ödeme</text:p>
          </table:table-cell>
          <table:table-cell table:style-name="ce2" office:value-type="string" calcext:value-type="string">
            <text:p>alınan ton</text:p>
          </table:table-cell>
          <table:table-cell table:style-name="ce2" office:value-type="string" calcext:value-type="string">
            <text:p>ödenmiş yazar</text:p>
          </table:table-cell>
          <table:table-cell table:style-name="ce6" office:value-type="string" calcext:value-type="string">
            <text:p>TL/m3</text:p>
          </table:table-cell>
        </table:table-row>
        <table:table-row table:style-name="ro1">
          <table:table-cell table:style-name="ce1" office:value-type="date" office:date-value="2021-09-20" calcext:value-type="date">
            <text:p>20.09.2021</text:p>
          </table:table-cell>
          <table:table-cell office:value-type="float" office:value="1468" calcext:value-type="float">
            <text:p>1468</text:p>
          </table:table-cell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,6</text:p>
          </table:table-cell>
          <table:table-cell table:style-name="ce8" table:formula="of:=[.B5]+[.D5]" office:value-type="float" office:value="1487.6" calcext:value-type="float">
            <text:p>1.487,60</text:p>
          </table:table-cell>
          <table:table-cell table:style-name="ce11" table:formula="of:=[.C5]/[.D5]" office:value-type="float" office:value="5.10204081632653" calcext:value-type="float">
            <text:p>5,10</text:p>
          </table:table-cell>
        </table:table-row>
        <table:table-row table:style-name="ro1">
          <table:table-cell table:style-name="ce1" office:value-type="date" office:date-value="2021-11-19" calcext:value-type="date">
            <text:p>19.11.20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,6</text:p>
          </table:table-cell>
          <table:table-cell table:style-name="ce8" table:formula="of:=[.E5]+[.D6]" office:value-type="float" office:value="1507.2" calcext:value-type="float">
            <text:p>1.507,20</text:p>
          </table:table-cell>
          <table:table-cell table:style-name="ce11" table:formula="of:=[.C6]/[.D6]" office:value-type="float" office:value="5.10204081632653" calcext:value-type="float">
            <text:p>5,10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1.56" calcext:value-type="float">
            <text:p>21,56</text:p>
          </table:table-cell>
          <table:table-cell table:style-name="ce8" table:formula="of:=[.E6]+[.D7]" office:value-type="float" office:value="1528.76" calcext:value-type="float">
            <text:p>1.528,76</text:p>
          </table:table-cell>
          <table:table-cell table:style-name="ce11" table:formula="of:=[.C7]/[.D7]" office:value-type="float" office:value="5.10204081632653" calcext:value-type="float">
            <text:p>5,1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8" calcext:value-type="float">
            <text:p>9,8</text:p>
          </table:table-cell>
          <table:table-cell table:style-name="ce8" table:formula="of:=[.E7]+[.D8]" office:value-type="float" office:value="1538.56" calcext:value-type="float">
            <text:p>1.538,56</text:p>
          </table:table-cell>
          <table:table-cell table:style-name="ce11" table:formula="of:=[.C8]/[.D8]" office:value-type="float" office:value="5.10204081632653" calcext:value-type="float">
            <text:p>5,1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31" calcext:value-type="float">
            <text:p>7,31</text:p>
          </table:table-cell>
          <table:table-cell table:style-name="ce8" table:formula="of:=[.E8]+[.D9]" office:value-type="float" office:value="1545.87" calcext:value-type="float">
            <text:p>1.545,87</text:p>
          </table:table-cell>
          <table:table-cell table:style-name="ce11" table:formula="of:=[.C9]/[.D9]" office:value-type="float" office:value="6.83994528043776" calcext:value-type="float">
            <text:p>6,84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table:style-name="ce8" table:formula="of:=[.E9]+[.D10]" office:value-type="float" office:value="1564.87" calcext:value-type="float">
            <text:p>1.564,87</text:p>
          </table:table-cell>
          <table:table-cell table:style-name="ce11" table:formula="of:=[.C10]/[.D10]" office:value-type="float" office:value="6.8421052631579" calcext:value-type="float">
            <text:p>6,8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4.61" calcext:value-type="float">
            <text:p>14,61</text:p>
          </table:table-cell>
          <table:table-cell table:style-name="ce8" table:formula="of:=[.E10]+[.D11]" office:value-type="float" office:value="1579.48" calcext:value-type="float">
            <text:p>1.579,48</text:p>
          </table:table-cell>
          <table:table-cell table:style-name="ce11" table:formula="of:=[.C11]/[.D11]" office:value-type="float" office:value="6.84462696783025" calcext:value-type="float">
            <text:p>6,84</text:p>
          </table:table-cell>
        </table:table-row>
        <table:table-row table:style-name="ro1">
          <table:table-cell table:style-name="ce1" office:value-type="date" office:date-value="2022-02-21" calcext:value-type="date">
            <text:p>21.02.20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8" table:formula="of:=[.E11]+[.D12]" office:value-type="float" office:value="1595" calcext:value-type="float">
            <text:p>1.595,00</text:p>
          </table:table-cell>
          <table:table-cell table:style-name="ce11" table:formula="of:=[.C12]/[.D12]" office:value-type="float" office:value="6.44329896907217" calcext:value-type="float">
            <text:p>6,44</text:p>
          </table:table-cell>
        </table:table-row>
        <table:table-row table:style-name="ro1">
          <table:table-cell table:style-name="ce1" office:value-type="date" office:date-value="2022-02-28" calcext:value-type="date">
            <text:p>28.02.20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15" calcext:value-type="float">
            <text:p>6,15</text:p>
          </table:table-cell>
          <table:table-cell table:style-name="ce8" table:formula="of:=[.E12]+[.D13]" office:value-type="float" office:value="1601.15" calcext:value-type="float">
            <text:p>1.601,15</text:p>
          </table:table-cell>
          <table:table-cell table:style-name="ce11" table:formula="of:=[.C13]/[.D13]" office:value-type="float" office:value="6.50406504065041" calcext:value-type="float">
            <text:p>6,50</text:p>
          </table:table-cell>
        </table:table-row>
        <table:table-row table:style-name="ro1">
          <table:table-cell table:style-name="ce1" office:value-type="date" office:date-value="2022-03-22" calcext:value-type="date">
            <text:p>22.03.20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.75" calcext:value-type="float">
            <text:p>7,75</text:p>
          </table:table-cell>
          <table:table-cell table:style-name="ce8" table:formula="of:=[.E13]+[.D14]" office:value-type="float" office:value="1608.9" calcext:value-type="float">
            <text:p>1.608,90</text:p>
          </table:table-cell>
          <table:table-cell table:style-name="ce11" table:formula="of:=[.C14]/[.D14]" office:value-type="float" office:value="6.45161290322581" calcext:value-type="float">
            <text:p>6,45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 table:number-rows-repeated="12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SnyF MOTORCU EMRE SU SAYACI HESABI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Yazar</text:p>
          </table:table-cell>
          <table:table-cell table:style-name="ce2" office:value-type="string" calcext:value-type="string">
            <text:p>Ödeme</text:p>
          </table:table-cell>
          <table:table-cell table:style-name="ce2" office:value-type="string" calcext:value-type="string">
            <text:p>alınan ton</text:p>
          </table:table-cell>
          <table:table-cell table:style-name="ce2" office:value-type="string" calcext:value-type="string">
            <text:p>ödenmiş yazar</text:p>
          </table:table-cell>
          <table:table-cell table:style-name="ce6" office:value-type="string" calcext:value-type="string">
            <text:p>TL/m3</text:p>
          </table:table-cell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.8" calcext:value-type="float">
            <text:p>9,8</text:p>
          </table:table-cell>
          <table:table-cell table:formula="of:=[.B38]+[.D38]" office:value-type="float" office:value="14.8" calcext:value-type="float">
            <text:p>14,8</text:p>
          </table:table-cell>
          <table:table-cell table:style-name="ce11" table:formula="of:=[.C38]/[.D38]" office:value-type="float" office:value="5.10204081632653" calcext:value-type="float">
            <text:p>5,10</text:p>
          </table:table-cell>
        </table:table-row>
        <table:table-row table:style-name="ro1">
          <table:table-cell table:style-name="ce1" office:value-type="date" office:date-value="2022-03-15" calcext:value-type="date">
            <text:p>15.03.20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66" calcext:value-type="float">
            <text:p>4,66</text:p>
          </table:table-cell>
          <table:table-cell table:formula="of:=[.E38]+[.D39]" office:value-type="float" office:value="19.46" calcext:value-type="float">
            <text:p>19,46</text:p>
          </table:table-cell>
          <table:table-cell table:style-name="ce11" table:formula="of:=[.C39]/[.D39]" office:value-type="float" office:value="6.43776824034335" calcext:value-type="float">
            <text:p>6,44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SnyG KAYNAKÇI MERDAL SU SAYACI HESABI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Yazar</text:p>
          </table:table-cell>
          <table:table-cell table:style-name="ce2" office:value-type="string" calcext:value-type="string">
            <text:p>Ödeme</text:p>
          </table:table-cell>
          <table:table-cell table:style-name="ce2" office:value-type="string" calcext:value-type="string">
            <text:p>alınan ton</text:p>
          </table:table-cell>
          <table:table-cell table:style-name="ce2" office:value-type="string" calcext:value-type="string">
            <text:p>ödenmiş yazar</text:p>
          </table:table-cell>
          <table:table-cell table:style-name="ce6" office:value-type="string" calcext:value-type="string">
            <text:p>TL/m3</text:p>
          </table:table-cell>
        </table:table-row>
        <table:table-row table:style-name="ro1">
          <table:table-cell table:style-name="ce1" office:value-type="date" office:date-value="2022-04-01" calcext:value-type="date">
            <text:p>01.04.2022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formula="of:=[.B50]+[.D50]" office:value-type="float" office:value="69.52" calcext:value-type="float">
            <text:p>69,52</text:p>
          </table:table-cell>
          <table:table-cell table:style-name="ce11" table:formula="of:=[.C50]/[.D50]" office:value-type="float" office:value="6.44329896907217" calcext:value-type="float">
            <text:p>6,44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11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nyE Emre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ce11"/>
        <table:table-row table:style-name="ro1" table:number-rows-repeated="5">
          <table:table-cell table:number-columns-repeated="5"/>
          <table:table-cell table:style-name="Default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.00.0000</text:date>, <text:time style:data-style-name="N2" text:time-value="12:19:21.6192909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4:11:24.410095033</meta:creation-date>
    <dc:date>2022-04-05T12:25:36.477479556</dc:date>
    <meta:editing-duration>PT5H14M8S</meta:editing-duration>
    <meta:editing-cycles>7</meta:editing-cycles>
    <meta:generator>LibreOffice/7.2.6.2$Linux_X86_64 LibreOffice_project/20$Build-2</meta:generator>
    <meta:print-date>2022-04-04T13:14:41.263907232</meta:print-date>
    <meta:document-statistic meta:table-count="2" meta:cell-count="80" meta:object-count="0"/>
  </office:meta>
</office:document-meta>
</file>